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大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风筝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1]*[.C1]" office:value-type="float" office:value="1500" calcext:value-type="float">
            <text:p>15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小树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B2]*[.C2]" office:value-type="float" office:value="1200" calcext:value-type="float">
            <text:p>1200</text:p>
          </table:table-cell>
          <table:table-cell table:style-name="ce1" table:number-columns-repeated="102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formula="of:=SUM([.D1:.D9])" office:value-type="float" office:value="2700" calcext:value-type="float">
            <text:p>2700</text:p>
          </table:table-cell>
          <table:table-cell table:formula="of:=5500*3-[.D10]" office:value-type="float" office:value="13800" calcext:value-type="float">
            <text:p>13800</text:p>
          </table:table-cell>
          <table:table-cell table:number-columns-repeated="1019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风筝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B1]*[.C1]" office:value-type="float" office:value="4500" calcext:value-type="float">
            <text:p>45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小树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2]*[.C2]" office:value-type="float" office:value="3000" calcext:value-type="float">
            <text:p>30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大树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3]*[.C3]" office:value-type="float" office:value="2400" calcext:value-type="float">
            <text:p>24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云杉、小云杉、大云杉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B4]*[.C4]" office:value-type="float" office:value="6600" calcext:value-type="float">
            <text:p>6600</text:p>
          </table:table-cell>
          <table:table-cell table:style-name="ce1" table:number-columns-repeated="102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/00/00</text:date>, <text:time style:data-style-name="N2" text:time-value="10:57:24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3-15T11:08:25.940000000</dc:date>
    <meta:editing-duration>PT7H4M22S</meta:editing-duration>
    <meta:editing-cycles>60</meta:editing-cycles>
    <meta:generator>LibreOffice/6.3.4.2$Windows_X86_64 LibreOffice_project/60da17e045e08f1793c57c00ba83cdfce946d0aa</meta:generator>
    <meta:document-statistic meta:table-count="20" meta:cell-count="609" meta:object-count="0"/>
  </office:meta>
</office:document-meta>
</file>